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4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po common issues</text:h>
      <text:p text:style-name="Text_20_body">Esse repositório contém uma série de erros (e suas soluções) que você pode ter com o Expo.</text:p>
      <text:h text:style-name="Heading_20_3" text:outline-level="3"><text:bookmark text:name="user-content-expo-command-not-found"/><text:span text:style-name="Strong_20_Emphasis">Expo command not found</text:span></text:h>
      <text:list xml:id="list1094997021" text:style-name="L1">
        <text:list-item>
          <text:p text:style-name="P2">Verifique se você instalou o <text:span text:style-name="Source_20_Text">expo-cli</text:span> e se foi configurado corretamente no seu <text:span text:style-name="Source_20_Text">$PATH</text:span>.</text:p>
        </text:list-item>
        <text:list-item>
          <text:p text:style-name="P2">Para mais informações sobre como instalar o <text:span text:style-name="Source_20_Text">expo-cli</text:span> verifique <text:a xlink:type="simple" xlink:href="https://docs.expo.io/versions/latest/introduction/installation/" text:style-name="Internet_20_link" text:visited-style-name="Visited_20_Internet_20_Link">a documentação</text:a>.</text:p>
        </text:list-item>
      </text:list>
      <text:h text:style-name="Heading_20_3" text:outline-level="3"><text:bookmark text:name="user-content-invalid-regular-expression"/><text:span text:style-name="Strong_20_Emphasis">Invalid Regular Expression</text:span></text:h>
      <text:list xml:id="list2005225492" text:style-name="L2">
        <text:list-item>
          <text:p text:style-name="P3">Esse erro ocorre principalmente no Windows por conta de pastas que possuem espaços, pontos, acentos ou outros caracteres inválidos (ex: "Semana Omnistack" ou "C:\Users\João Pedro"). Para evitar esse erro, recomendamos que crie seu projeto na raíz do seu drive, por exemplo: "C:\SemanaOmnistack".</text:p>
        </text:list-item>
        <text:list-item>
          <text:p text:style-name="P3">Esse erro também pode ser encontrado caso você esteja utilizando a versão 12+ do NodeJs, nesse caso, basta fazer o <text:span text:style-name="Emphasis">downgrade</text:span> para a versão 10.</text:p>
        </text:list-item>
      </text:list>
      <text:h text:style-name="Heading_20_3" text:outline-level="3"><text:bookmark text:name="user-content-input-is-required-but-expo-cli-is-in-non-interactive-mode"/><text:span text:style-name="Strong_20_Emphasis">Input is required, but Expo CLI is in non-interactive mode.</text:span></text:h>
      <text:list xml:id="list2371360520" text:style-name="L3">
        <text:list-item>
          <text:p text:style-name="P4">Alguns terminais (git bash, por exemplo) podem bloquear a interatividade das CLIs. Inicie seu projeto com o comando: <text:span text:style-name="Source_20_Text">expo init mobile --template blank</text:span> </text:p>
        </text:list-item>
      </text:list>
      <text:h text:style-name="Heading_20_3" text:outline-level="3"><text:bookmark text:name="user-content-network-response-timed-out"/><text:span text:style-name="Strong_20_Emphasis">Network response timed out</text:span></text:h>
      <text:list xml:id="list3518331048" text:style-name="L4">
        <text:list-item>
          <text:p text:style-name="P11">Verifique se seu computador e seu celular estão na mesma rede; </text:p>
        </text:list-item>
        <text:list-item>
          <text:p text:style-name="P11">Configurações de firewall podem influenciar: </text:p>
          <text:list>
            <text:list-item>
              <text:p text:style-name="P11">Mude a configuração da sua rede de WiFi de "Pública" para "Privada" e inicie seu projeto do expo novamente; </text:p>
            </text:list-item>
            <text:list-item>
              <text:p text:style-name="P11">Rode o comando <text:span text:style-name="Source_20_Text">yarn start</text:span> ou <text:span text:style-name="Source_20_Text">expo start</text:span> através do terminal do seu computador ao invés de usar o terminal embutido do VSCode; </text:p>
            </text:list-item>
          </text:list>
        </text:list-item>
        <text:list-item>
          <text:p text:style-name="P11">VMWare ou VirtualBox ou Docker podem influenciar na hora do Expo criar um endereço IP, se estiver com algum destes serviços rodando, altere a conexão de LAN para Tunnel; </text:p>
        </text:list-item>
        <text:list-item>
          <text:p text:style-name="P5">Altere a conexão de LAN pra Tunnel; </text:p>
        </text:list-item>
      </text:list>
      <text:h text:style-name="Heading_20_3" text:outline-level="3"><text:bookmark text:name="user-content-the-internet-connection-appears-to-be-offline"/><text:span text:style-name="Strong_20_Emphasis">The internet connection appears to be offline.</text:span></text:h>
      <text:list xml:id="list347724041" text:style-name="L5">
        <text:list-item>
          <text:p text:style-name="P6">Verifique método pelo qual você está tentando acessar aplicação. Caso opte pelo método <text:span text:style-name="Strong_20_Emphasis">LAN</text:span>, verifique se o IP é no formato 192.x.x.x, se não, troque para esse formato e tente acessar a aplicação novamente. Exemplo: <text:span text:style-name="Source_20_Text">exp://192.168.0.5:19000</text:span>. Se o erro persistir, opte pela conexão do tipo <text:span text:style-name="Strong_20_Emphasis">Tunnel</text:span> lá na pagina do Expo e utilize a URL/QR Code disponibilizado. </text:p>
        </text:list-item>
      </text:list>
      <text:h text:style-name="Heading_20_3" text:outline-level="3"><text:bookmark text:name="user-content-imagens-não-aparecendo-no-dispositivo-físico"/><text:span text:style-name="Strong_20_Emphasis">Imagens não aparecendo no dispositivo físico</text:span></text:h>
      <text:list xml:id="list4156724422" text:style-name="L6">
        <text:list-item>
          <text:p text:style-name="P7">Altere o seguinte campo no seu Model de Spot para mostrar seu IP ao invés de localhost: </text:p>
        </text:list-item>
      </text:list>
      <text:p text:style-name="Preformatted_20_Text">SpotSchema.virtual('thumbnail_url').get(function() {</text:p>
      <text:p text:style-name="Preformatted_20_Text"><text:s text:c="2"/>return `http://IP_DA_SUA_REDE:3333/files/${this.thumbnail}</text:p>
      <text:p text:style-name="P1"><text:soft-page-break/>})</text:p>
      <text:h text:style-name="Heading_20_3" text:outline-level="3"><text:bookmark text:name="user-content-logo-ou-texto-aparecendo-atrás-das-barra-de-status-no-android"/><text:span text:style-name="Strong_20_Emphasis">Logo ou Texto aparecendo atrás das barra de status no Android</text:span></text:h>
      <text:list xml:id="list3079578285" text:style-name="L7">
        <text:list-item>
          <text:p text:style-name="P8">O Expo muda a cor da barra de status do Android para transparente por padrão, e isso faz com que o comportamento dos elementos funcione igual no iOS, porém a SafeAreaView não funciona no Android. A forma mais rápida de resolver isso é adicionando as seguintes linhas no seu arquivo <text:span text:style-name="Source_20_Text">app.json</text:span>: </text:p>
        </text:list-item>
      </text:list>
      <text:p text:style-name="Preformatted_20_Text">{</text:p>
      <text:p text:style-name="Preformatted_20_Text"><text:s text:c="2"/>"expo": {</text:p>
      <text:p text:style-name="Preformatted_20_Text"><text:s text:c="4"/>...</text:p>
      <text:p text:style-name="Preformatted_20_Text"><text:s text:c="4"/>//adicione as linhas abaixo</text:p>
      <text:p text:style-name="Preformatted_20_Text"><text:s text:c="4"/>"androidStatusBar": {</text:p>
      <text:p text:style-name="Preformatted_20_Text"><text:s text:c="6"/>"barStyle": "dark-content",</text:p>
      <text:p text:style-name="Preformatted_20_Text"><text:s text:c="6"/>"backgroundColor": "#ffffff"</text:p>
      <text:p text:style-name="Preformatted_20_Text"><text:s text:c="4"/>},</text:p>
      <text:p text:style-name="Preformatted_20_Text"><text:s text:c="2"/>}</text:p>
      <text:p text:style-name="P1">}</text:p>
      <text:list xml:id="list3952674801" text:style-name="L8">
        <text:list-item>
          <text:p text:style-name="P9">Após este processo, pare o processo do Metro Bundler do Expo apertando Ctrl + C no terminal que está rodando, e <text:span text:style-name="Strong_20_Emphasis">inicie novamente</text:span>. </text:p>
        </text:list-item>
      </text:list>
      <text:h text:style-name="Heading_20_3" text:outline-level="3"><text:bookmark text:name="user-content-keyboardavoidingview-não-funciona-no-android"/><text:span text:style-name="Strong_20_Emphasis">KeyboardAvoidingView não funciona no Android</text:span></text:h>
      <text:list xml:id="list625871600" text:style-name="L9">
        <text:list-item>
          <text:p text:style-name="P10">Caso o componente <text:span text:style-name="Strong_20_Emphasis">KeyboardAvoidingView</text:span> não tenha o comportamento esperado no <text:span text:style-name="Emphasis"><text:span text:style-name="Strong_20_Emphasis">Android</text:span></text:span>, ajustar o <text:span text:style-name="Emphasis">layout</text:span> quando o teclado é exibido. Você pode tentar passar o parâmetro <text:span text:style-name="Source_20_Text">behavior</text:span> como <text:span text:style-name="Source_20_Text">null</text:span>, pois em dispositivos <text:span text:style-name="Emphasis">Android</text:span> ele se comportará melhor sem o <text:span text:style-name="Source_20_Text">behavior</text:span>. </text:p>
        </text:list-item>
      </text:list>
      <text:p text:style-name="Preformatted_20_Text">import {KeyboardAvoidingView, Platform} from 'react-native';</text:p>
      <text:p text:style-name="Preformatted_20_Text"/>
      <text:p text:style-name="Preformatted_20_Text">&lt;KeyboardAvoidingView behavior={Platform.OS === 'ios' ? 'padding' : null} &gt;</text:p>
      <text:p text:style-name="Preformatted_20_Text"><text:s text:c="2"/>... outros componentes ...</text:p>
      <text:p text:style-name="P1">&lt;/KeyboardAvoidingView&gt;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 Regular" style:font-family-asian="'Noto Sans Mono CJK SC Regula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21:07:10.951973412</meta:creation-date>
    <dc:date>2019-10-05T21:08:22.804148015</dc:date>
    <meta:editing-duration>PT1M28S</meta:editing-duration>
    <meta:editing-cycles>1</meta:editing-cycles>
    <meta:document-statistic meta:table-count="0" meta:image-count="0" meta:object-count="0" meta:page-count="2" meta:paragraph-count="43" meta:word-count="524" meta:character-count="3327" meta:non-whitespace-character-count="2815"/>
    <meta:generator>LibreOffice/6.0.7.3$Linux_X86_64 LibreOffice_project/00m0$Build-3</meta:generator>
  </office:meta>
</office:document-meta>
</file>